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 New Roman" svg:font-family="'Time New Roman', 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.011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2.196cm"/>
    </style:style>
    <style:style style:name="Table1.F" style:family="table-column">
      <style:table-column-properties style:column-width="1.72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H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621cm" fo:margin-left="-0.016cm" table:align="left"/>
    </style:style>
    <style:style style:name="Table2.A" style:family="table-column">
      <style:table-column-properties style:column-width="1.429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2.196cm"/>
    </style:style>
    <style:style style:name="Table2.F" style:family="table-column">
      <style:table-column-properties style:column-width="1.746cm"/>
    </style:style>
    <style:style style:name="Table2.G" style:family="table-column">
      <style:table-column-properties style:column-width="2.223cm"/>
    </style:style>
    <style:style style:name="Table2.H" style:family="table-column">
      <style:table-column-properties style:column-width="2.6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H6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1" fo:font-size="12pt" style:font-size-asian="12pt" style:font-size-complex="12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text-properties style:font-name="Times New Roman1" fo:font-size="14pt" fo:font-weight="bold" officeooo:paragraph-rsid="0007c0bf" style:font-size-asian="14pt" style:font-weight-asian="bold" style:font-name-complex="Times New Roman" style:font-size-complex="14pt"/>
    </style:style>
    <style:style style:name="P14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style:font-name-asian="Tahoma" style:font-name-complex="Arial"/>
    </style:style>
    <style:style style:name="T4" style:family="text">
      <style:text-properties style:font-name="Times New Roman" fo:font-weight="bold" style:font-name-asian="Tahoma" style:font-weight-asian="bold" style:font-name-complex="Arial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name-asian="Tahoma" style:font-weight-asian="bold" style:font-name-complex="Arial" style:font-weight-complex="bold"/>
    </style:style>
    <style:style style:name="T6" style:family="text">
      <style:text-properties style:font-name-asian="Times New Roman"/>
    </style:style>
    <style:style style:name="T7" style:family="text">
      <style:text-properties style:font-name="Time New Roman" style:font-name-complex="Time New Roman" style:font-weight-complex="bold"/>
    </style:style>
    <style:style style:name="T8" style:family="text">
      <style:text-properties style:font-name-complex="Time New Roman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 <text:s text:c="6"/><text:span text:style-name="T4">CỘNG HÒA XÃ HỘI CHỦ NGHĨA VIỆT NAM</text:span><text:line-break/><text:tab/><text:span text:style-name="T2">&amp; DVTH BÌNH PHƯỚC<text:tab/><text:tab/><text:tab/><text:tab/></text:span><text:span text:style-name="T5">Độc Lập – Tự Do – Hạnh Phúc</text:span></text:p>
      <text:p text:style-name="P1"><draw:line text:anchor-type="paragraph" draw:z-index="0" draw:style-name="gr1" draw:text-style-name="P14" svg:x1="2.12cm" svg:y1="-0.109cm" svg:x2="4.933cm" svg:y2="-0.109cm"><text:p/></draw:line><text:span text:style-name="T2"> <text:s text:c="8"/>PHÒNG XỔ SỐ TỰ CHỌN</text:span><text:tab/><text:tab/><text:tab/><text:tab/><text:tab/></text:p>
      <text:p text:style-name="P3"/>
      <text:p text:style-name="P3"><text:span text:style-name="T3">BẢNG </text:span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2">STT</text:p>
          </table:table-cell>
          <table:table-cell table:style-name="Table1.A1" table:number-rows-spanned="2" office:value-type="string">
            <text:p text:style-name="P12">Mệnh giá</text:p>
          </table:table-cell>
          <table:table-cell table:style-name="Table1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2">Vé SKT</text:p>
          </table:table-cell>
          <table:table-cell table:style-name="Table1.A1" table:number-rows-spanned="2" office:value-type="string">
            <text:p text:style-name="P12">Tổng vé</text:p>
          </table:table-cell>
          <table:table-cell table:style-name="Table1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2">2 Số</text:p>
          </table:table-cell>
          <table:table-cell table:style-name="Table1.C2" office:value-type="string">
            <text:p text:style-name="P12">3 Số</text:p>
          </table:table-cell>
          <table:table-cell table:style-name="Table1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2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9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2">STT</text:p>
          </table:table-cell>
          <table:table-cell table:style-name="Table2.A1" table:number-rows-spanned="2" office:value-type="string">
            <text:p text:style-name="P12">Mệnh giá</text:p>
          </table:table-cell>
          <table:table-cell table:style-name="Table2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2">Vé Hủy</text:p>
          </table:table-cell>
          <table:table-cell table:style-name="Table2.A1" table:number-rows-spanned="2" office:value-type="string">
            <text:p text:style-name="P12">Tổng vé</text:p>
          </table:table-cell>
          <table:table-cell table:style-name="Table2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2">2 Số</text:p>
          </table:table-cell>
          <table:table-cell table:style-name="Table2.C2" office:value-type="string">
            <text:p text:style-name="P12">3 Số</text:p>
          </table:table-cell>
          <table:table-cell table:style-name="Table2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9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10"/>
      <text:p text:style-name="P10"/>
      <text:p text:style-name="P10"/>
      <text:p text:style-name="P11"><text:s text:c="8"/>Người Lập Bảng <text:s text:c="54"/>PHÒNG XỔ SỐ TỰ CHỌN</text:p>
      <text:p text:style-name="P11"><text:span text:style-name="T6"><text:s text:c="103"/></text:span>Trưởng Phòng </text:p>
      <text:p text:style-name="P11"/>
      <text:p text:style-name="P11"/>
      <text:p text:style-name="P11"/>
      <text:p text:style-name="P13"><text:span text:style-name="T6"><text:s text:c="4"/></text:span>Phùng Thị Thanh Thủy <text:s text:c="56"/><text:span text:style-name="T8">Nguyễn Duy Triệ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 New Roman" svg:font-family="'Time New Roman', 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4.2.8.2$Linux_X86_64 LibreOffice_project/420m0$Build-2</meta:generator>
    <dc:date>2016-10-31T15:17:44.464191183</dc:date>
    <meta:editing-duration>PT6H50M1S</meta:editing-duration>
    <meta:editing-cycles>113</meta:editing-cycles>
    <meta:document-statistic meta:table-count="2" meta:image-count="0" meta:object-count="0" meta:page-count="2" meta:paragraph-count="61" meta:word-count="158" meta:character-count="1642" meta:non-whitespace-character-count="1291"/>
  </office:meta>
</office:document-meta>
</file>